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7.145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Liczby silne</text:p>
          </table:table-cell>
          <table:table-cell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table-cell/>
          <table:table-cell office:value-type="string">
            <text:p>Pudelko antytrojkatowe</text:p>
          </table:table-cell>
          <table:table-cell office:value-type="string">
            <text:p>write code and find out more about the sile[x][y] array in the explanaition video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8">08.01.2025</text:date>, <text:time>22:01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1-08T22:01:22.28</dc:date>
    <dc:creator>Marek P3mar</dc:creator>
    <meta:editing-duration>PT14M43S</meta:editing-duration>
    <meta:editing-cycles>21</meta:editing-cycles>
    <meta:generator>OpenOffice/4.1.13$Win32 OpenOffice.org_project/4113m1$Build-9810</meta:generator>
    <meta:document-statistic meta:table-count="3" meta:cell-count="28" meta:object-count="0"/>
  </office:meta>
</office:document-meta>
</file>